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Title" style:master-page-name="Standard">
      <style:paragraph-properties style:page-number="auto"/>
    </style:style>
    <style:style style:name="T1" style:family="text"/>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variable-decls>
        <text:variable-decl office:value-type="float" text:name="CdDv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nter title</text:p>
      <text:p text:style-name="p">footnotes.....<text:note text:id="ftn0" text:note-class="footnote"><text:note-citation>1</text:note-citation><text:note-body><text:p text:style-name="Footnote">This is foot note</text:p></text:note-body></text:note></text:p>
      <text:p text:style-name="p"><text:note text:id="ftn1" text:note-class="endnote"><text:note-citation>1</text:note-citation><text:note-body><text:p text:style-name="Endnote">This is end note</text:p></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text-properties style:font-name="Arial1" fo:font-size="8.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301cm" style:type="center"/>
          <style:tab-stop style:position="14.601cm" style:type="right"/>
        </style:tab-stops>
      </style:paragraph-properties>
      <style:text-properties style:font-name="Arial1" fo:font-size="8.5pt"/>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writing-mode="lr-tb"/>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63cm" fo:margin-bottom="0cm" fo:orphans="0" fo:widows="0" fo:text-indent="0cm" style:auto-text-indent="false" style:page-number="auto">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master-page-name="">
      <style:paragraph-properties fo:margin-left="0.6cm" fo:margin-right="0cm" fo:margin-top="0cm" fo:margin-bottom="0cm" fo:orphans="0" fo:widows="0" fo:text-indent="0cm" style:auto-text-indent="false" style:page-number="auto">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517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517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98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chapter" style:family="paragraph" style:parent-style-name="Title" style:next-style-name="p" style:master-page-name="" style:default-outline-level="1">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3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master-page-name="" style:default-outline-level="2">
      <style:paragraph-properties style:page-number="auto"/>
    </style:style>
    <style:style style:name="h2n" style:family="paragraph" style:parent-style-name="Heading_20_2" style:next-style-name="p" style:master-page-name="" style:default-outline-level="3">
      <style:paragraph-properties style:page-number="auto"/>
    </style:style>
    <style:style style:name="h3n" style:family="paragraph" style:parent-style-name="Heading_20_3" style:next-style-name="p" style:master-page-name="" style:default-outline-level="4">
      <style:paragraph-properties style:page-number="auto"/>
    </style:style>
    <style:style style:name="h4n" style:family="paragraph" style:parent-style-name="Heading_20_4" style:next-style-name="p" style:master-page-name="" style:default-outline-level="5">
      <style:paragraph-properties style:page-number="auto"/>
    </style:style>
    <style:style style:name="h5n" style:family="paragraph" style:parent-style-name="Heading_20_5" style:next-style-name="p" style:master-page-name="" style:default-outline-level="6">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p-indent" style:family="paragraph" style:parent-style-name="p" style:master-page-name="">
      <style:paragraph-properties fo:margin-left="0.6cm" fo:margin-right="0cm" fo:text-indent="0cm" style:auto-text-indent="false" style:page-number="auto"/>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ninept" style:family="paragraph" style:parent-style-name="p" style:master-page-name="">
      <style:paragraph-properties style:page-number="auto"/>
      <style:text-properties fo:font-size="9pt"/>
    </style:style>
    <style:style style:name="p-eightpt" style:family="paragraph" style:parent-style-name="p" style:master-page-name="">
      <style:paragraph-properties style:page-number="auto"/>
      <style:text-properties fo:font-size="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30% 70%" fo:background-color="transparent"/>
    </style:style>
    <style:style style:name="i-sup" style:family="text">
      <style:text-properties style:text-position="40% 70%" fo:background-color="transparen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i-nine" style:family="text">
      <style:text-properties fo:font-size="9pt"/>
    </style:style>
    <style:style style:name="i-eight" style:family="text">
      <style:text-properties fo:font-size="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outline-level-style>
      <text:outline-level-style text:level="4" style:num-suffix=" " style:num-format="1" text:display-levels="3">
        <style:list-level-properties/>
      </text:outline-level-style>
      <text:outline-level-style text:level="5" style:num-suffix=" " style:num-format="1" text:display-levels="4">
        <style:list-level-properties/>
      </text:outline-level-style>
      <text:outline-level-style text:level="6" style:num-suffix=" " style:num-format="1" text:display-levels="5">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Table8" style:family="table" style:master-page-name="">
      <style:table-properties style:width="14.6cm" style:page-number="0" table:align="left"/>
    </style:style>
    <style:style style:name="Table8.A" style:family="table-column">
      <style:table-column-properties style:column-width="13.552cm"/>
    </style:style>
    <style:style style:name="Table8.B" style:family="table-column">
      <style:table-column-properties style:column-width="1.048cm"/>
    </style:style>
    <style:style style:name="Table8.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6" style:family="table" style:master-page-name="">
      <style:table-properties style:width="23.698cm" style:page-number="0" table:align="left"/>
    </style:style>
    <style:style style:name="Table6.A" style:family="table-column">
      <style:table-column-properties style:column-width="22.65cm"/>
    </style:style>
    <style:style style:name="Table6.B" style:family="table-column">
      <style:table-column-properties style:column-width="1.048cm"/>
    </style:style>
    <style:style style:name="Table6.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Table9" style:family="table" style:master-page-name="">
      <style:table-properties style:width="14.6cm" style:page-number="0" table:align="left"/>
    </style:style>
    <style:style style:name="Table9.A" style:family="table-column">
      <style:table-column-properties style:column-width="13.552cm"/>
    </style:style>
    <style:style style:name="Table9.B" style:family="table-column">
      <style:table-column-properties style:column-width="1.048cm"/>
    </style:style>
    <style:style style:name="Table9.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1.048cm"/>
    </style:style>
    <style:style style:name="Table7.B" style:family="table-column">
      <style:table-column-properties style:column-width="13.552cm"/>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1.001cm" fo:page-height="29.7cm" style:num-format="1" style:print-orientation="portrait" fo:margin-top="1.401cm" fo:margin-bottom="1.401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header-footer-properties fo:min-height="1.131cm" fo:margin-left="0cm" fo:margin-right="0cm" fo:margin-top="1.03cm" style:dynamic-spacing="tru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M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9.7cm" fo:page-height="21.001cm" style:num-format="1" style:print-orientation="landscape" fo:margin-top="1.499cm" fo:margin-bottom="1.499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header-footer-properties fo:min-height="1.7cm" fo:margin-left="0cm" fo:margin-right="0cm" fo:margin-top="1.6cm" style:dynamic-spacing="true"/>
      </style:footer-style>
    </style:page-layout>
    <style:page-layout style:name="Mpm12">
      <style:page-layout-properties fo:page-width="29.7cm" fo:page-height="21.001cm" style:num-format="1" style:print-orientation="landscape" fo:margin-top="3.2cm" fo:margin-bottom="1.499cm" fo:margin-left="2.51cm" fo:margin-right="3.55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7cm" fo:margin-left="0cm" fo:margin-right="0cm" fo:margin-top="1.6cm" style:dynamic-spacing="true"/>
      </style:footer-style>
    </style:page-layout>
    <style:page-layout style:name="Mpm13">
      <style:page-layout-properties fo:page-width="21.001cm" fo:page-height="29.7cm" style:num-format="1" style:print-orientation="portrait" fo:margin-top="1.401cm" fo:margin-bottom="1cm" fo:margin-left="1cm" fo:margin-right="1cm"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0.75cm" fo:margin-left="2.2cm" fo:margin-right="2.2cm" fo:margin-bottom="0.199cm" style:dynamic-spacing="true"/>
      </style:header-style>
      <style:footer-style>
        <style:header-footer-properties fo:min-height="0.3cm" fo:margin-left="0cm" fo:margin-right="0cm" fo:margin-top="0.199cm" style:dynamic-spacing="false"/>
      </style:footer-style>
    </style:page-layout>
  </office:automatic-styles>
  <office:master-styles>
    <style:master-page style:name="Standard" style:page-layout-name="Mpm1">
      <style:header>
        <table:table table:name="Table8" table:style-name="Table8">
          <table:table-column table:style-name="Table8.A"/>
          <table:table-column table:style-name="Table8.B"/>
          <table:table-row>
            <table:table-cell table:style-name="Table8.A1" office:value-type="string">
              <text:p text:style-name="Header_20_right"><text:title>Enter title</text:title></text:p>
            </table:table-cell>
            <table:table-cell table:style-name="Table8.A1" office:value-type="string">
              <text:p text:style-name="MP1"><text:span text:style-name="i-b"><text:page-number text:select-page="current">2</text:page-number></text:span></text:p>
            </table:table-cell>
          </table:table-row>
        </table:table>
        <text:p text:style-name="M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2</text:page-number></text:span></text:p>
            </table:table-cell>
            <table:table-cell office:value-type="string">
              <text:p text:style-name="MP3"><text:subject>ABC1234 – Course name here</text:subject></text:p>
            </table:table-cell>
          </table:table-row>
        </table:table>
        <text:p text:style-name="Header_20_left"/>
      </style:header-left>
      <style:footer>
        <text:p text:style-name="Footer_20_right">© University of Southern Queensland</text:p>
      </style:footer>
      <style:footer-left>
        <text:p text:style-name="Footer_20_left">© University of Southern Queensland</text:p>
      </style:footer-left>
    </style:master-page>
    <style:master-page style:name="First_20_Page" style:display-name="First Page" style:page-layout-name="Mpm2" style:next-style-name="Left_20_Page"/>
    <style:master-page style:name="Left_20_Page" style:display-name="Left Page" style:page-layout-name="M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2</text:page-number></text:span></text:p>
            </table:table-cell>
            <table:table-cell office:value-type="string">
              <text:p text:style-name="MP3"><text:subject>ABC1234 – Course name here</text:subject></text:p>
            </table:table-cell>
          </table:table-row>
        </table:table>
        <text:p text:style-name="Header_20_left"/>
      </style:header>
    </style:master-page>
    <style:master-page style:name="Right_20_Page" style:display-name="Right Page" style:page-layout-name="M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Enter title</text:title></text:p>
            </table:table-cell>
            <table:table-cell table:style-name="Table3.A1" office:value-type="string">
              <text:p text:style-name="MP1"><text:span text:style-name="i-b"><text:page-number text:select-page="current">2</text:page-number></text:span></text:p>
            </table:table-cell>
          </table:table-row>
        </table:table>
        <text:p text:style-name="Header_20_right"/>
      </style:header>
    </style:master-page>
    <style:master-page style:name="Index" style:page-layout-name="Mpm5"/>
    <style:master-page style:name="HTML" style:page-layout-name="Mpm6">
      <style:header>
        <text:p text:style-name="Header"/>
      </style:header>
    </style:master-page>
    <style:master-page style:name="Footnote" style:page-layout-name="Mpm7"/>
    <style:master-page style:name="Endnote" style:page-layout-name="Mpm8">
      <style:header>
        <table:table table:name="Table4" table:style-name="Table4">
          <table:table-column table:style-name="Table4.A"/>
          <table:table-column table:style-name="Table4.B"/>
          <table:table-row>
            <table:table-cell table:style-name="Table4.A1" office:value-type="string">
              <text:p text:style-name="Header_20_right"><text:title>Enter title</text:title></text:p>
            </table:table-cell>
            <table:table-cell table:style-name="Table4.A1" office:value-type="string">
              <text:p text:style-name="MP1"><text:span text:style-name="i-b"><text:page-number text:select-page="current">2</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2</text:page-number></text:span></text:p>
            </table:table-cell>
            <table:table-cell office:value-type="string">
              <text:p text:style-name="MP3"><text:subject>ABC1234 – Course name here</text:subject></text:p>
            </table:table-cell>
          </table:table-row>
        </table:table>
        <text:p text:style-name="Header_20_left"/>
      </style:header-left>
    </style:master-page>
    <style:master-page style:name="TOC_20_Page" style:display-name="TOC Page" style:page-layout-name="Mpm9"/>
    <style:master-page style:name="Copyright_20_Page" style:display-name="Copyright Page" style:page-layout-name="Mpm2"/>
    <style:master-page style:name="End_20_Section" style:display-name="End Section" style:page-layout-name="M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2</text:page-number></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2</text:page-number></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2</text:page-number></text:span></text:p>
            </table:table-cell>
            <table:table-cell office:value-type="string">
              <text:p text:style-name="MP3"/>
            </table:table-cell>
          </table:table-row>
        </table:table>
        <text:p text:style-name="Header_20_left"/>
      </style:header-left>
    </style:master-page>
    <style:master-page style:name="Landscape" style:page-layout-name="Mpm11" style:next-style-name="Standard">
      <style:header>
        <table:table table:name="Table6" table:style-name="Table6">
          <table:table-column table:style-name="Table6.A"/>
          <table:table-column table:style-name="Table6.B"/>
          <table:table-row>
            <table:table-cell table:style-name="Table6.A1" office:value-type="string">
              <text:p text:style-name="Header_20_right"><text:title>Enter title</text:title></text:p>
            </table:table-cell>
            <table:table-cell table:style-name="Table6.A1" office:value-type="string">
              <text:p text:style-name="MP1"><text:span text:style-name="i-b"><text:page-number text:select-page="current">2</text:page-number></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2</text:page-number></text:span></text:p>
            </table:table-cell>
            <table:table-cell office:value-type="string">
              <text:p text:style-name="MP3"><text:subject>ABC1234 – Course name here</text:subject></text:p>
            </table:table-cell>
          </table:table-row>
        </table:table>
        <text:p text:style-name="Header_20_left"/>
      </style:header-left>
      <style:footer>
        <text:p text:style-name="Footer_20_right">© University of Southern Queensland</text:p>
      </style:footer>
      <style:footer-left>
        <text:p text:style-name="Footer_20_left">© University of Southern Queensland</text:p>
      </style:footer-left>
    </style:master-page>
    <style:master-page style:name="Landscape_20_No_20_Header" style:display-name="Landscape No Header" style:page-layout-name="Mpm12" style:next-style-name="Standard">
      <style:footer>
        <text:p text:style-name="Footer_20_right">© University of Southern Queensland</text:p>
      </style:footer>
      <style:footer-left>
        <text:p text:style-name="Footer_20_left">© University of Southern Queensland</text:p>
      </style:footer-left>
    </style:master-page>
    <style:master-page style:name="Large_20_Page" style:display-name="Large Page" style:page-layout-name="Mpm13">
      <style:header>
        <table:table table:name="Table9" table:style-name="Table9">
          <table:table-column table:style-name="Table9.A"/>
          <table:table-column table:style-name="Table9.B"/>
          <table:table-row>
            <table:table-cell table:style-name="Table9.A1" office:value-type="string">
              <text:p text:style-name="Header_20_right"><text:title>Enter title</text:title></text:p>
            </table:table-cell>
            <table:table-cell table:style-name="Table9.A1" office:value-type="string">
              <text:p text:style-name="MP1"><text:span text:style-name="i-b"><text:page-number text:select-page="current">2</text:page-number></text:span></text:p>
            </table:table-cell>
          </table:table-row>
        </table:table>
        <text:p text:style-name="MP2"/>
      </style:header>
      <style:header-left>
        <table:table table:name="Table7" table:style-name="Table7">
          <table:table-column table:style-name="Table7.A"/>
          <table:table-column table:style-name="Table7.B"/>
          <table:table-row>
            <table:table-cell office:value-type="string">
              <text:p text:style-name="Header_20_left"><text:span text:style-name="i-b"><text:page-number text:select-page="current">2</text:page-number></text:span></text:p>
            </table:table-cell>
            <table:table-cell office:value-type="string">
              <text:p text:style-name="MP3"><text:subject>ABC1234 – Course name here</text:subject></text:p>
            </table:table-cell>
          </table:table-row>
        </table:table>
        <text:p text:style-name="Header_20_left"/>
      </style:header-left>
      <style:footer>
        <text:p text:style-name="Footer_20_right">© University of Southern Queensland</text:p>
      </style:footer>
      <style:footer-left>
        <text:p text:style-name="Footer_20_left">© University of Southern Queensland</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Enter title</dc:title>
    <dc:subject>ABC1234 – Course name here</dc:subject>
    <meta:initial-creator>Pamela Glossop</meta:initial-creator>
    <meta:creation-date>2007-06-20T12:59:07</meta:creation-date>
    <dc:date>2009-05-08T16:27:21</dc:date>
    <meta:printed-by>Pamela Glossop</meta:printed-by>
    <meta:print-date>2007-10-15T09:23:24</meta:print-date>
    <meta:editing-cycles>40</meta:editing-cycles>
    <meta:editing-duration>PT00H45M41S</meta:editing-duration>
    <meta:document-statistic meta:table-count="14" meta:image-count="0" meta:object-count="0" meta:page-count="2" meta:paragraph-count="37" meta:word-count="102" meta:character-count="539"/>
    <meta:user-defined meta:name="Info 1"/>
    <meta:user-defined meta:name="Info 2"/>
    <meta:user-defined meta:name="Info 3"/>
    <meta:user-defined meta:name="Info 4"/>
    <meta:template xlink:type="simple" xlink:actuate="onRequest" xlink:title="ice-template" xlink:href="../ice-template.ott" meta:date="2009-03-04T15:52:52"/>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